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underline-style="none" officeooo:rsid="004397d7" officeooo:paragraph-rsid="004397d7"/>
    </style:style>
    <style:style style:name="P2" style:family="paragraph" style:parent-style-name="Standard">
      <style:paragraph-properties fo:text-align="justify" style:justify-single-word="false"/>
      <style:text-properties style:text-underline-style="none" officeooo:rsid="0046a72b" officeooo:paragraph-rsid="0046a72b"/>
    </style:style>
    <style:style style:name="T1" style:family="text">
      <style:text-properties officeooo:rsid="0046a72b"/>
    </style:style>
    <style:style style:name="T2" style:family="text">
      <style:text-properties officeooo:rsid="004806a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metente: <text:a xlink:type="simple" xlink:href="mailto:selecao@admiterh.com.br" text:style-name="Internet_20_link" text:visited-style-name="Visited_20_Internet_20_Link"><text:span text:style-name="T1">selecao@admiterh.com.br</text:span></text:a><text:span text:style-name="T1"><text:tab/></text:span></text:p>
      <text:p text:style-name="P1">Destinatário:<text:span text:style-name="T1">&lt;email do candidato&gt;</text:span></text:p>
      <text:p text:style-name="P1">Assunto: <text:span text:style-name="T2">Resultado do processo seletivo</text:span></text:p>
      <text:p text:style-name="P1"/>
      <text:p text:style-name="P1">Prezado Sr(a): &lt;nome do candidato&gt;</text:p>
      <text:p text:style-name="P1"/>
      <text:p text:style-name="P1">Te<text:span text:style-name="T1">m</text:span>o<text:span text:style-name="T1">s</text:span> <text:span text:style-name="T1">o prazer em lhe informar que você foi aprovado para ocupar uma vaga no cargo &lt;nome cargo&gt; oferecido pela empresa &lt;nome da empresa&gt;</text:span>.</text:p>
      <text:p text:style-name="P1"/>
      <text:p text:style-name="P2">Solicitamos que entre em contato com o departamento de recursos humanos da empresa para dar sequência aos procedimentos legais.</text:p>
      <text:p text:style-name="P1"/>
      <text:p text:style-name="P1">Atenciosamente:</text:p>
      <text:p text:style-name="P1"/>
      <text:p text:style-name="P1">Admite R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lmar Arantes</meta:initial-creator>
    <meta:creation-date>2016-06-08T17:37:53.335986881</meta:creation-date>
    <meta:generator>LibreOffice/5.1.3.2$Linux_X86_64 LibreOffice_project/10m0$Build-2</meta:generator>
    <dc:date>2016-06-21T16:15:43.288440075</dc:date>
    <meta:editing-duration>PT3H10M55S</meta:editing-duration>
    <meta:editing-cycles>34</meta:editing-cycles>
    <meta:document-statistic meta:table-count="0" meta:image-count="0" meta:object-count="0" meta:page-count="1" meta:paragraph-count="8" meta:word-count="61" meta:character-count="430" meta:non-whitespace-character-count="376"/>
  </office:meta>
</office:document-meta>
</file>